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" svg:font-family="TimesNewRoman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</style:style>
    <style:style style:name="P10" style:family="paragraph" style:parent-style-name="Standard">
      <style:paragraph-properties fo:text-align="justify" style:justify-single-word="false" fo:orphans="0" fo:widows="0" style:text-autospace="none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3">Versão</text:p>
            </table:table-cell>
            <table:table-cell table:style-name="Tabela1.A1" office:value-type="string">
              <text:p text:style-name="P3">Última Mudança</text:p>
            </table:table-cell>
            <table:table-cell table:style-name="Tabela1.A1" office:value-type="string">
              <text:p text:style-name="P3">Responsáveis</text:p>
            </table:table-cell>
            <table:table-cell table:style-name="Tabela1.D1" office:value-type="string">
              <text:p text:style-name="P3">Descrição</text:p>
            </table:table-cell>
          </table:table-row>
        </table:table-header-rows>
        <table:table-row>
          <table:table-cell table:style-name="Tabela1.A2" office:value-type="string">
            <text:p text:style-name="P4">0.1</text:p>
          </table:table-cell>
          <table:table-cell table:style-name="Tabela1.A2" office:value-type="string">
            <text:p text:style-name="P4">08/06/2006</text:p>
          </table:table-cell>
          <table:table-cell table:style-name="Tabela1.A2" office:value-type="string">
            <text:p text:style-name="P4">A1,A2,A11,A12,A13,A14 e A7(Gerente)</text:p>
          </table:table-cell>
          <table:table-cell table:style-name="Tabela1.D2" office:value-type="string">
            <text:p text:style-name="P4">Revisão dos casos de uso</text:p>
          </table:table-cell>
        </table:table-row>
      </table:table>
      <text:p text:style-name="P2"/>
      <text:p text:style-name="P5"/>
      <text:p text:style-name="P5"/>
      <text:p text:style-name="P5">ESPECIFICAÇÃO DOS CASOS DE USO INFORMES</text:p>
      <text:p text:style-name="P6"/>
      <text:p text:style-name="P5">Preâmbulo </text:p>
      <text:p text:style-name="P6"/>
      <text:p text:style-name="P6">As coordenações e demais instâncias superiores deverão fornecer informações para toda a comunidade de usuários, ou para categorias específicas. Calendário de programas, palestras e cursos oferecidos estão entre as possíveis informações a serem veiculadas. Em qualquer momento, todos os informes já produzidos, devidamente classificados, poderão ser consultados.</text:p>
      <text:p text:style-name="P7"/>
      <text:p text:style-name="P5">1 - Caso de Uso IN.1 - Criar Informe</text:p>
      <text:p text:style-name="P5">Rastreabilidade: IN.1</text:p>
      <text:p text:style-name="P5">Ator(es): Administrador, Administração Superior, Coordenação</text:p>
      <text:p text:style-name="P6"><text:s text:c="13"/></text:p>
      <text:p text:style-name="P8"><text:span text:style-name="T1">Propósito:</text:span> <text:s/><text:span text:style-name="T2">Este caso de uso tem como função criar um informe.</text:span></text:p>
      <text:p text:style-name="P8"/>
      <text:p text:style-name="P8"><text:span text:style-name="T1">Descrição:</text:span> A secretaria cria informe através da interação descrita neste caso de uso. Ao criar, o novo informe será exibido para uma categoria de usuários ou uma comunidade de usuários.</text:p>
      <text:p text:style-name="P6"/>
      <text:p text:style-name="P6"/>
      <text:p text:style-name="P5">1.1<text:tab/>Fluxo Básico</text:p>
      <text:p text:style-name="P6"><text:tab/></text:p>
      <text:p text:style-name="P6">01 <text:s/>O ator preenche as informações para a criação de um Informe;</text:p>
      <text:p text:style-name="P9"><text:span text:style-name="T3">02 <text:s/>Iniciar caso de uso </text:span><text:span text:style-name="T4">Criar Anexo</text:span><text:span text:style-name="T3">;</text:span></text:p>
      <text:p text:style-name="P6">03 <text:s/>O ator informa o texto do Informe;</text:p>
      <text:p text:style-name="P6">04 <text:s/>O ator requisita a confirmação da operação;</text:p>
      <text:p text:style-name="P6">05 <text:s/>O sistema valida os dados;</text:p>
      <text:p text:style-name="P6">06 <text:s/>O sistema confirma a operação, criando um Informe.</text:p>
      <text:p text:style-name="P6"><text:s text:c="2"/></text:p>
      <text:p text:style-name="P5">1.2<text:tab/>Fluxo Alternativo</text:p>
      <text:p text:style-name="P7"/>
      <text:p text:style-name="P6">No item 05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0"><text:span text:style-name="T5">Referência: </text:span><text:span text:style-name="T3">Não se aplica.</text:span></text:p>
      <text:p text:style-name="P7"/>
      <text:p text:style-name="P7"/>
      <text:p text:style-name="P5">2 - Caso de Uso IN.2 - Programar Informe</text:p>
      <text:p text:style-name="P5">Rastreabilidade: IN.2</text:p>
      <text:p text:style-name="P5">Ator(es): Administrador, Administração Superior, Coordenação</text:p>
      <text:p text:style-name="P7"/>
      <text:p text:style-name="P11">Propósito: <text:span text:style-name="T2">Este caso de uso tem como função programar um informe.</text:span></text:p>
      <text:p text:style-name="P12"/>
      <text:p text:style-name="P8"><text:span text:style-name="T6">Descrição:</text:span><text:span text:style-name="T2"> </text:span>Um informe poderá ser programado para ser exibido apenas em um período informado.</text:p>
      <text:p text:style-name="P6"/>
      <text:p text:style-name="P5">2.1<text:tab/>Fluxo Básico</text:p>
      <text:p text:style-name="P6"/>
      <text:p text:style-name="P9"><text:span text:style-name="T3">01 <text:s/>Iniciar caso de uso [</text:span><text:span text:style-name="T4">IN.4]</text:span></text:p>
      <text:p text:style-name="P6">02 <text:s/>O ator preenche o período que deseja que o Informe seja exibido;</text:p>
      <text:p text:style-name="P6">03 <text:s/>O ator requisita a confirmação da operação;</text:p>
      <text:p text:style-name="P6">04 <text:s/>O sistema confirma a operação, programando o Informe.</text:p>
      <text:p text:style-name="P6"><text:tab/></text:p>
      <text:p text:style-name="P5">2.2<text:tab/>Fluxo Alternativo</text:p>
      <text:p text:style-name="P7"/>
      <text:p text:style-name="P6">No item 03, se período for inválido, o sistema exibe uma mensagem exigindo um novo período.</text:p>
      <text:p text:style-name="P6"/>
      <text:p text:style-name="P10"><text:span text:style-name="T5">Referência: </text:span><text:span text:style-name="T3">Não se aplica.</text:span></text:p>
      <text:p text:style-name="P6"/>
      <text:p text:style-name="P6"/>
      <text:p text:style-name="P5">3 - Caso de Uso IN.3 - Excluir Informe</text:p>
      <text:p text:style-name="P5">Rastreabilidade: IN.3</text:p>
      <text:p text:style-name="P5">Ator(es): Administrador, Administração Superior, Coordenação</text:p>
      <text:p text:style-name="P7"/>
      <text:p text:style-name="P8"><text:span text:style-name="T1">Propósito: </text:span><text:span text:style-name="T2">Este caso de uso tem como função excluir um informe.</text:span></text:p>
      <text:p text:style-name="P12"/>
      <text:p text:style-name="P8"><text:span text:style-name="T1">Descrição</text:span>: Após selecionado um informe, o usuário poderá removê-lo, caso possua privilégio suficiente.</text:p>
      <text:p text:style-name="P7"/>
      <text:p text:style-name="P5">3.1<text:tab/>Fluxo Básico</text:p>
      <text:p text:style-name="P6"><text:tab/></text:p>
      <text:p text:style-name="P9"><text:span text:style-name="T3">01 <text:s/>Iniciar caso de uso <text:s/>[</text:span><text:span text:style-name="T4">IN.4];</text:span></text:p>
      <text:p text:style-name="P6">02 <text:s/>O ator requisita a exclusão de um Infome;</text:p>
      <text:p text:style-name="P6">03 <text:s/>Sistema confirma a operação, excluindo o Informe.</text:p>
      <text:p text:style-name="P6"/>
      <text:p text:style-name="P5">3.2<text:tab/>Fluxo Alternativo</text:p>
      <text:p text:style-name="P7"/>
      <text:p text:style-name="P6">Não possui fluxo alternativo.</text:p>
      <text:p text:style-name="P6"><text:s text:c="2"/></text:p>
      <text:p text:style-name="P10"><text:span text:style-name="T5">Referência: </text:span><text:span text:style-name="T3">Não se aplica.</text:span></text:p>
      <text:p text:style-name="P6"/>
      <text:p text:style-name="P6"/>
      <text:p text:style-name="P5">4 - Caso de Uso IN.4 - Consultar Informe</text:p>
      <text:p text:style-name="P5">Rastreabilidade: IN.4</text:p>
      <text:p text:style-name="P5">Ator(es): Administrador, Administração Superior, Coordenação, Aluno, Participante, Sociedade</text:p>
      <text:p text:style-name="P7"/>
      <text:p text:style-name="P11">Propósito: <text:span text:style-name="T7">Este caso de uso tem como função consultar um informe.</text:span></text:p>
      <text:p text:style-name="P11"/>
      <text:p text:style-name="P8"><text:span text:style-name="T1">Descrição: </text:span>O acesso a um informe depende da categoria para a qual o informe foi programado. <text:s/>Este caso de uso descreve a consulta de informes disponíveis para cada categoria.</text:p>
      <text:p text:style-name="P7"/>
      <text:p text:style-name="P5">4.1<text:tab/>Fluxo Básico</text:p>
      <text:p text:style-name="P6"/>
      <text:p text:style-name="P6">01 <text:s/>O sistema apresenta todos os informes para um determinado período;</text:p>
      <text:p text:style-name="P6">02 <text:s/>O ator seleciona o informe que deseja consultar; </text:p>
      <text:p text:style-name="P6">03 <text:s/>O ator requisita a confirmação da operação;</text:p>
      <text:p text:style-name="P6">04 <text:s/>Sistema confirma a operação disponibilizando as informações.</text:p>
      <text:p text:style-name="P6"/>
      <text:p text:style-name="P5">4.2<text:tab/>Fluxo Alternativo</text:p>
      <text:p text:style-name="P7"/>
      <text:p text:style-name="P6">Não possui fluxo alternativo.</text:p>
      <text:p text:style-name="P6"/>
      <text:p text:style-name="P10"><text:span text:style-name="T5">Referência: </text:span><text:span text:style-name="T3">Não se apl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" svg:font-family="TimesNewRoman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TimesNewRoman" fo:font-size="11.5pt" style:font-size-asian="11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UC-Informes – Versão 0.1</text:p>
      </style:header>
      <style:footer>
        <text:p text:style-name="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creation-date>2006-06-08T15:12:21</meta:creation-date>
    <dc:date>2006-06-08T22:13:58</dc:date>
    <dc:language>pt-BR</dc:language>
    <meta:editing-cycles>7</meta:editing-cycles>
    <meta:editing-duration>PT1H6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73" meta:word-count="523" meta:character-count="3337"/>
  </office:meta>
</office:document-meta>
</file>